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a de login, </text:p>
      <text:p text:style-name="Standard">Menu inicial, painel dos eventos</text:p>
      <text:p text:style-name="Standard"/>
      <text:p text:style-name="Standard"/>
      <text:p text:style-name="Standard"/>
      <text:p text:style-name="Standard"/>
      <text:p text:style-name="Standard">Cadastro de usuários</text:p>
      <text:p text:style-name="Standard"/>
      <text:p text:style-name="Standard"><text:tab/>Nome</text:p>
      <text:p text:style-name="Standard"><text:tab/>Email</text:p>
      <text:p text:style-name="Standard"><text:tab/>Facebook</text:p>
      <text:p text:style-name="Standard"/>
      <text:p text:style-name="Standard">Cadastro de eventos</text:p>
      <text:p text:style-name="Standard"/>
      <text:p text:style-name="Standard"><text:tab/>Local</text:p>
      <text:p text:style-name="Standard"><text:tab/>Quantidade de pessoas faltando</text:p>
      <text:p text:style-name="Standard"><text:tab/>Observação</text:p>
      <text:p text:style-name="Standard"><text:tab/>Início </text:p>
      <text:p text:style-name="Standard"/>
      <text:p text:style-name="Standard">Cadastro de locais</text:p>
      <text:p text:style-name="Standard"/>
      <text:p text:style-name="Standard"><text:tab/>Nome</text:p>
      <text:p text:style-name="Standard"><text:tab/>Cidade</text:p>
      <text:p text:style-name="Standard"><text:tab/>Bairro</text:p>
      <text:p text:style-name="Standard"><text:tab/>Endereço</text:p>
      <text:p text:style-name="Standard"/>
      <text:p text:style-name="Standard">Cadastro de preferencias</text:p>
      <text:p text:style-name="Standard"/>
      <text:p text:style-name="Standard"><text:tab/>Bairros,</text:p>
      <text:p text:style-name="Standard"><text:tab/>Locais,</text:p>
      <text:p text:style-name="Standard"><text:tab/>Cidade,</text:p>
      <text:p text:style-name="Standard"><text:tab/>Es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Actuary</meta:initial-creator>
    <meta:creation-date>2014-09-01T14:45:10</meta:creation-date>
    <dc:creator>Actuary</dc:creator>
    <dc:date>2014-09-01T17:10:35</dc:date>
    <meta:editing-cycles>1</meta:editing-cycles>
    <meta:editing-duration>PT2H10M1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21" meta:word-count="38" meta:character-count="264"/>
  </office:meta>
</office:document-meta>
</file>